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align="justify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angi Organizasyon ?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isans seçimleri, Organizasyon yapılanması, GitHub ve Git kullanımı, ve projelendirme tercihleri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rganizasyon hayatın bir yansıması olarak soyutlamadır.</text:p>
              </text:list-item>
              <text:list-item>
                <text:p>BSD modeli, dağıtık organizasyon modeli ve özel mülk yazılım modeli.<text:tab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sanslar bir beyandır, geçerlidir, hukuki metindir ve hak ve sorumlulukları karşılıklı anlaşmayı temsil eder.</text:p>
              </text:list-item>
              <text:list-item>
                <text:p>Code of Conduct(Davranış kuralları) ve Service Level Agreement ile tamamlanı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missive lisanslara örnekler : MIT , BSD , <text:s/>Apache </text:p>
              </text:list-item>
              <text:list-item>
                <text:p>Copyleft lisanslara örnekler : AGPLv3, GPLv2, GPLv3 ve burada önerilen or-later ifadesinin getirdiği avantajlar.</text:p>
              </text:list-item>
              <text:list-item>
                <text:p>Lisans tarama aracı olarak <text:a xlink:href="https://github.com/aboutcode-org/scancode-toolkit" xlink:type="simple">scancode-toolkit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Hub’da tanınırlığın resmileşmesi açısından verified organizasyon olunması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jelerin bireyler ve organizasyonlar arasında ve organizasyonlar ile organizasyonlar arasında iş bölümüyle yürütülmesi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3">Mert Gör</text:p>
              </text:list-item>
              <text:list-item>
                <text:p text:style-name="P3"><text:a xlink:href="https://creativecommons.org/licenses/by-sa/4.0/" xlink:type="simple">CC BY-SA 4.0 or later</text:a></text:p>
              </text:list-item>
              <text:list-item>
                <text:p text:style-name="P3"><text:a xlink:href="mailto:mertgor@qbnetworks.xyz" xlink:type="simple">mertgor@qbnetworks.xyz</text:a></text:p>
              </text:list-item>
              <text:list-item>
                <text:p text:style-name="P3">GPG Key ID : 0xCD9E83BD9F84F0AB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7T21:59:41.701623076</meta:creation-date>
    <dc:date>2025-11-23T17:23:37.111071977</dc:date>
    <meta:editing-duration>PT10M5S</meta:editing-duration>
    <meta:editing-cycles>13</meta:editing-cycles>
    <meta:generator>LibreOffice/25.2.3.2$Linux_X86_64 LibreOffice_project/520$Build-2</meta:generator>
    <meta:document-statistic meta:object-count="49"/>
  </office:meta>
</office:document-meta>
</file>